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fdf2" officeooo:paragraph-rsid="000afdf2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afdf2" officeooo:paragraph-rsid="000afdf2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.Karththikeyan</text:p>
      <text:p text:style-name="P1">Index No: 20000911</text:p>
      <text:p text:style-name="P1"/>
      <text:p text:style-name="P2">Tutorial 7</text:p>
      <text:p text:style-name="P1"/>
      <text:p text:style-name="P1">Git hub: <text:a xlink:type="simple" xlink:href="https://github.com/beetmusic/SCS2204/tree/main/Tutorial_7" text:style-name="Internet_20_link" text:visited-style-name="Visited_20_Internet_20_Link">https://github.com/beetmusic/SCS2204/tree/main/Tutorial_7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2T20:24:41.212712645</meta:creation-date>
    <dc:date>2022-09-12T20:25:55.527540094</dc:date>
    <meta:editing-duration>PT1M14S</meta:editing-duration>
    <meta:editing-cycles>1</meta:editing-cycles>
    <meta:document-statistic meta:table-count="0" meta:image-count="0" meta:object-count="0" meta:page-count="1" meta:paragraph-count="4" meta:word-count="9" meta:character-count="109" meta:non-whitespace-character-count="104"/>
    <meta:generator>LibreOffice/6.4.7.2$Linux_X86_64 LibreOffice_project/40$Build-2</meta:generator>
  </office:meta>
</office:document-meta>
</file>